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SequenceGeneratorTests.vali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withNegative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SequenceGeneratorTests.invalidExpressionWithMon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withSameHour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withSameMinu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withInvertedHour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SequenceGeneratorTests.withInvertedMinute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SequenceGeneratorTests.at50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with0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SequenceGeneratorTests.at0Min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invalidExpressionWith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null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invalidExpressionWith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onSequenceGeneratorTests.at0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